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15.9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SK_20_Coun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K Counts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05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05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05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0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05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1" calcext:value-type="float">
            <text:p>1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3" calcext:value-type="float">
            <text:p>223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" calcext:value-type="float">
            <text:p>14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4" calcext:value-type="float">
            <text:p>164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9" calcext:value-type="float">
            <text:p>24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6" calcext:value-type="float">
            <text:p>276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9" calcext:value-type="float">
            <text:p>249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3" calcext:value-type="float">
            <text:p>193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6" calcext:value-type="float">
            <text:p>23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1" calcext:value-type="float">
            <text:p>20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4" calcext:value-type="float">
            <text:p>254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9" calcext:value-type="float">
            <text:p>169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7" calcext:value-type="float">
            <text:p>297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71" calcext:value-type="float">
            <text:p>271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56" calcext:value-type="float">
            <text:p>356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0" calcext:value-type="float">
            <text:p>48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63" calcext:value-type="float">
            <text:p>36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72" calcext:value-type="float">
            <text:p>37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29" calcext:value-type="float">
            <text:p>329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4" calcext:value-type="float">
            <text:p>304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3" calcext:value-type="float">
            <text:p>16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5" calcext:value-type="float">
            <text:p>185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3" calcext:value-type="float">
            <text:p>163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6" calcext:value-type="float">
            <text:p>166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1" calcext:value-type="float">
            <text:p>221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0" calcext:value-type="float">
            <text:p>240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7" calcext:value-type="float">
            <text:p>237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5" calcext:value-type="float">
            <text:p>295</text:p>
          </table:table-cell>
          <table:table-cell office:value-type="float" office:value="204" calcext:value-type="float">
            <text:p>20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54" calcext:value-type="float">
            <text:p>354</text:p>
          </table:table-cell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7" calcext:value-type="float">
            <text:p>417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77" calcext:value-type="float">
            <text:p>477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3" calcext:value-type="float">
            <text:p>29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92" calcext:value-type="float">
            <text:p>19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1" calcext:value-type="float">
            <text:p>121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0" calcext:value-type="float">
            <text:p>120</text:p>
          </table:table-cell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8" calcext:value-type="float">
            <text:p>118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5" calcext:value-type="float">
            <text:p>205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18" calcext:value-type="float">
            <text:p>218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7" calcext:value-type="float">
            <text:p>147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77" calcext:value-type="float">
            <text:p>177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82" calcext:value-type="float">
            <text:p>3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204" calcext:value-type="float">
            <text:p>20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298" calcext:value-type="float">
            <text:p>29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11" calcext:value-type="float">
            <text:p>311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79" calcext:value-type="float">
            <text:p>27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83" calcext:value-type="float">
            <text:p>28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25" calcext:value-type="float">
            <text:p>2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" calcext:value-type="float">
            <text:p>2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303" calcext:value-type="float">
            <text:p>303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252" calcext:value-type="float">
            <text:p>252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8" calcext:value-type="float">
            <text:p>258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08" calcext:value-type="float">
            <text:p>208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82" calcext:value-type="float">
            <text:p>28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275" calcext:value-type="float">
            <text:p>27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216" calcext:value-type="float">
            <text:p>216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194" calcext:value-type="float">
            <text:p>19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43" calcext:value-type="float">
            <text:p>243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42" calcext:value-type="float">
            <text:p>242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3" calcext:value-type="float">
            <text:p>18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219" calcext:value-type="float">
            <text:p>21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 table:number-rows-repeated="10483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SK_20_Counts" style:display-name="PageStyle_TSK Cou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0:50</meta:creation-date>
    <dc:date>2017-04-14T10:25:20</dc:date>
    <meta:editing-duration>P0D</meta:editing-duration>
    <meta:generator>LibreOffice/6.0.0.2$Windows_X86_64 LibreOffice_project/06b618bb6f431d27fd2def25aa19c833e29b61cd</meta:generator>
    <meta:document-statistic meta:table-count="1" meta:cell-count="467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